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3.683cm" svg:x="6.837cm" svg:y="1.169cm">
          <text:p text:style-name="P1">Freq di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683cm" svg:x="6.836cm" svg:y="6.268cm">
          <text:p text:style-name="P1">Freq divider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2.771cm" svg:y1="5.715cm" svg:x2="6.837cm" svg:y2="3.01cm" draw:end-shape="id1" draw:end-glue-point="3" svg:d="m2771 5715h1783v-2705h2283" svg:viewBox="0 0 4067 2706">
          <text:p/>
        </draw:connector>
        <draw:connector draw:style-name="gr2" draw:text-style-name="P1" draw:layer="layout" svg:x1="6.836cm" svg:y1="8.109cm" svg:x2="4.554cm" svg:y2="4.362cm" draw:start-shape="id2" draw:start-glue-point="3" draw:end-shape="id3" draw:end-glue-point="0" svg:d="m6836 8109h-2282v-3747" svg:viewBox="0 0 2283 3748">
          <text:p/>
        </draw:connector>
        <draw:frame draw:style-name="gr3" draw:layer="layout" svg:width="4.549cm" svg:height="0.962cm" svg:x="1.508cm" svg:y="6.309cm">
          <draw:text-box>
            <text:p>external_clock</text:p>
          </draw:text-box>
        </draw:frame>
        <draw:connector draw:style-name="gr2" draw:text-style-name="P1" xml:id="id7" draw:id="id7" draw:layer="layout" svg:x1="11.409cm" svg:y1="3.01cm" svg:x2="13.901cm" svg:y2="3.027cm" draw:start-shape="id1" draw:start-glue-point="1" svg:d="m11409 3010h1497v17h995" svg:viewBox="0 0 2493 18">
          <text:p/>
        </draw:connector>
        <draw:frame draw:style-name="gr4" draw:layer="layout" svg:width="3.249cm" svg:height="0.962cm" svg:x="11.795cm" svg:y="1.761cm">
          <draw:text-box>
            <text:p>1Hz clock</text:p>
          </draw:text-box>
        </draw:frame>
        <draw:connector draw:style-name="gr2" draw:text-style-name="P1" xml:id="id9" draw:id="id9" draw:layer="layout" svg:x1="11.408cm" svg:y1="8.109cm" svg:x2="14.069cm" svg:y2="8.109cm" draw:start-shape="id2" draw:start-glue-point="1" svg:d="m11408 8109h2661" svg:viewBox="0 0 2662 1">
          <text:p/>
        </draw:connector>
        <draw:frame draw:style-name="gr3" draw:layer="layout" svg:width="3.11cm" svg:height="0.962cm" svg:x="11.86cm" svg:y="6.968cm">
          <draw:text-box>
            <text:p>Ref clock</text:p>
          </draw:text-box>
        </draw:frame>
        <draw:custom-shape draw:style-name="gr1" draw:text-style-name="P1" xml:id="id4" draw:id="id4" draw:layer="layout" svg:width="4.572cm" svg:height="3.683cm" svg:x="6.835cm" svg:y="15.967cm">
          <text:p text:style-name="P1">BCD 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3.683cm" svg:x="15.934cm" svg:y="15.966cm">
          <text:p text:style-name="P1">7-seg decod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07cm" svg:y1="17.808cm" svg:x2="15.934cm" svg:y2="17.807cm" draw:start-shape="id4" draw:start-glue-point="1" draw:end-shape="id5" draw:end-glue-point="3" svg:d="m11407 17808h2264v-1h2263" svg:viewBox="0 0 4528 2">
          <text:p/>
        </draw:connector>
        <draw:line draw:style-name="gr5" draw:text-style-name="P1" draw:layer="layout" svg:x1="12.603cm" svg:y1="18.321cm" svg:x2="13.111cm" svg:y2="17.305cm">
          <text:p/>
        </draw:line>
        <draw:connector draw:style-name="gr2" draw:text-style-name="P1" draw:layer="layout" svg:x1="20.406cm" svg:y1="17.807cm" svg:x2="25.137cm" svg:y2="17.813cm" draw:end-shape="id6" draw:end-glue-point="0" svg:d="m20406 17807h1830v6h2901" svg:viewBox="0 0 4732 7">
          <text:p/>
        </draw:connector>
        <draw:line draw:style-name="gr5" draw:text-style-name="P1" xml:id="id13" draw:id="id13" draw:layer="layout" svg:x1="23.423cm" svg:y1="18.502cm" svg:x2="24.058cm" svg:y2="17.232cm">
          <text:p/>
        </draw:line>
        <draw:frame draw:style-name="gr3" draw:layer="layout" svg:width="4.549cm" svg:height="1.673cm" svg:x="22.177cm" svg:y="18.504cm">
          <draw:text-box>
            <text:p>Outputs for</text:p>
            <text:p>7-seg displays</text:p>
          </draw:text-box>
        </draw:frame>
        <draw:custom-shape draw:style-name="gr1" draw:text-style-name="P1" xml:id="id8" draw:id="id8" draw:layer="layout" svg:width="4.572cm" svg:height="3.683cm" svg:x="16.834cm" svg:y="3.766cm">
          <text:p text:style-name="P1">Counter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901cm" svg:y1="3.027cm" svg:x2="16.834cm" svg:y2="5.607cm" draw:start-shape="id7" draw:start-glue-point="3" draw:end-shape="id8" draw:end-glue-point="3" svg:d="m13901 3027h1467v2580h1466" svg:viewBox="0 0 2934 2581">
          <text:p/>
        </draw:connector>
        <draw:connector draw:style-name="gr2" draw:text-style-name="P1" draw:layer="layout" svg:x1="14.069cm" svg:y1="8.109cm" svg:x2="19.12cm" svg:y2="7.449cm" draw:start-shape="id9" draw:start-glue-point="3" draw:end-shape="id8" draw:end-glue-point="2" svg:d="m14069 8109h5051v-660" svg:viewBox="0 0 5052 661">
          <text:p/>
        </draw:connector>
        <draw:frame draw:style-name="gr3" xml:id="id10" draw:id="id10" draw:layer="layout" svg:width="3.846cm" svg:height="1.673cm" svg:x="1.762cm" svg:y="18.102cm">
          <draw:text-box>
            <text:p>Signal to be</text:p>
            <text:p>measured</text:p>
          </draw:text-box>
        </draw:frame>
        <draw:connector draw:style-name="gr2" draw:text-style-name="P1" draw:layer="layout" svg:x1="3.685cm" svg:y1="19.775cm" svg:x2="9.121cm" svg:y2="19.65cm" draw:start-shape="id10" draw:end-shape="id4" draw:end-glue-point="2" svg:d="m3685 19775v500h5436v-625" svg:viewBox="0 0 5437 626">
          <text:p/>
        </draw:connector>
        <draw:line draw:style-name="gr6" draw:text-style-name="P1" draw:layer="layout" svg:x1="5.191cm" svg:y1="8.071cm" svg:x2="6.842cm" svg:y2="8.071cm">
          <text:p/>
        </draw:line>
        <draw:line draw:style-name="gr6" draw:text-style-name="P1" draw:layer="layout" svg:x1="5.191cm" svg:y1="2.991cm" svg:x2="6.715cm" svg:y2="2.991cm">
          <text:p/>
        </draw:line>
        <draw:line draw:style-name="gr6" draw:text-style-name="P1" draw:layer="layout" svg:x1="15.732cm" svg:y1="5.658cm" svg:x2="16.748cm" svg:y2="5.658cm">
          <text:p/>
        </draw:line>
        <draw:line draw:style-name="gr6" draw:text-style-name="P1" draw:layer="layout" svg:x1="16.748cm" svg:y1="8.071cm" svg:x2="18.653cm" svg:y2="8.071cm">
          <text:p/>
        </draw:line>
        <draw:line draw:style-name="gr6" draw:text-style-name="P1" draw:layer="layout" svg:x1="14.965cm" svg:y1="17.813cm" svg:x2="15.854cm" svg:y2="17.813cm">
          <text:p/>
        </draw:line>
        <draw:line draw:style-name="gr6" draw:text-style-name="P1" xml:id="id6" draw:id="id6" draw:layer="layout" svg:x1="24.566cm" svg:y1="17.813cm" svg:x2="25.709cm" svg:y2="17.813cm">
          <text:p/>
        </draw:line>
        <draw:line draw:style-name="gr6" draw:text-style-name="P1" draw:layer="layout" svg:x1="4.556cm" svg:y1="20.261cm" svg:x2="7.096cm" svg:y2="20.261cm">
          <text:p/>
        </draw:line>
        <draw:line draw:style-name="gr6" draw:text-style-name="P1" xml:id="id11" draw:id="id11" draw:layer="layout" svg:x1="21.447cm" svg:y1="5.785cm" svg:x2="23.479cm" svg:y2="5.785cm">
          <text:p/>
        </draw:line>
        <draw:connector draw:style-name="gr2" draw:text-style-name="P1" draw:layer="layout" draw:line-skew="-0.044cm -1.524cm" svg:x1="23.479cm" svg:y1="5.785cm" svg:x2="6.835cm" svg:y2="17.808cm" draw:start-shape="id11" draw:start-glue-point="1" draw:end-shape="id4" draw:end-glue-point="3" svg:d="m23479 5785v5121h-18669v6902h2025" svg:viewBox="0 0 18670 12024">
          <text:p/>
        </draw:connector>
        <draw:frame draw:style-name="gr3" draw:layer="layout" svg:width="2.754cm" svg:height="1.673cm" svg:x="2.016cm" svg:y="15.181cm">
          <draw:text-box>
            <text:p>Counter</text:p>
            <text:p>enable</text:p>
          </draw:text-box>
        </draw:frame>
        <draw:custom-shape draw:style-name="gr1" draw:text-style-name="P1" xml:id="id12" draw:id="id12" draw:layer="layout" svg:width="4.572cm" svg:height="3.683cm" svg:x="11.533cm" svg:y="11.765cm">
          <text:p text:style-name="P1">Scale</text:p>
          <text:p text:style-name="P1">Adjustment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531cm" svg:y1="17.764cm" svg:x2="13.531cm" svg:y2="15.351cm">
          <text:p/>
        </draw:line>
        <draw:line draw:style-name="gr6" draw:text-style-name="P1" draw:layer="layout" svg:x1="13.777cm" svg:y1="10.906cm" svg:x2="13.777cm" svg:y2="11.795cm">
          <text:p/>
        </draw:line>
        <draw:connector draw:style-name="gr2" draw:text-style-name="P1" draw:layer="layout" svg:x1="11.533cm" svg:y1="13.606cm" svg:x2="9.122cm" svg:y2="9.951cm" draw:start-shape="id12" draw:start-glue-point="3" draw:end-shape="id2" draw:end-glue-point="2" svg:d="m11533 13606h-2411v-3655" svg:viewBox="0 0 2412 3656">
          <text:p/>
        </draw:connector>
        <draw:line draw:style-name="gr6" draw:text-style-name="P1" draw:layer="layout" svg:x1="9.128cm" svg:y1="12.43cm" svg:x2="9.128cm" svg:y2="10.017cm">
          <text:p/>
        </draw:line>
        <draw:frame draw:style-name="gr3" draw:layer="layout" svg:width="4.481cm" svg:height="0.962cm" svg:x="6.706cm" svg:y="12.811cm">
          <draw:text-box>
            <text:p>Division factor</text:p>
          </draw:text-box>
        </draw:frame>
        <draw:connector draw:style-name="gr2" draw:text-style-name="P1" draw:layer="layout" draw:line-skew="-0.445cm" svg:x1="16.105cm" svg:y1="13.606cm" svg:x2="24.058cm" svg:y2="17.867cm" draw:start-shape="id12" draw:start-glue-point="1" draw:end-shape="id13" draw:end-glue-point="1" svg:d="m16105 13606h8009v4261h-56" svg:viewBox="0 0 8010 4262">
          <text:p/>
        </draw:connector>
        <draw:line draw:style-name="gr6" draw:text-style-name="P1" draw:layer="layout" svg:x1="17.383cm" svg:y1="13.573cm" svg:x2="19.669cm" svg:y2="13.573cm">
          <text:p/>
        </draw:line>
        <draw:frame draw:style-name="gr3" draw:layer="layout" svg:width="1.979cm" svg:height="0.962cm" svg:x="17.637cm" svg:y="12.303cm">
          <draw:text-box>
            <text:p>sca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5:05:20</meta:creation-date>
    <dc:date>2013-04-18T17:40:41</dc:date>
    <dc:creator>Guilherme </dc:creator>
    <meta:editing-duration>PT11M54S</meta:editing-duration>
    <meta:editing-cycles>5</meta:editing-cycles>
    <meta:generator>LibreOffice/3.5$Linux_x86 LibreOffice_project/350m1$Build-2</meta:generator>
    <meta:document-statistic meta:object-count="40"/>
  </office:meta>
</office:document-meta>
</file>